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187cm"/>
    </style:style>
    <style:style style:name="gr5" style:family="graphic" style:parent-style-name="standard">
      <style:graphic-properties draw:stroke="none" draw:fill="none" fo:min-height="1.02cm"/>
    </style:style>
    <style:style style:name="gr6" style:family="graphic" style:parent-style-name="standard">
      <style:graphic-properties draw:stroke="none" draw:fill="none" fo:min-height="3.302cm"/>
    </style:style>
    <style:style style:name="gr7" style:family="graphic" style:parent-style-name="standard">
      <style:graphic-properties draw:stroke="none" draw:fill="none" fo:min-height="0.552cm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auto-grow-height="true" fo:min-height="3.507cm"/>
    </style:style>
    <style:style style:name="pr3" style:family="presentation" style:parent-style-name="ROSMaster1-notes">
      <style:graphic-properties draw:fill-color="#ffffff" draw:auto-grow-height="true" fo:min-height="12.573cm"/>
    </style:style>
    <style:style style:name="pr4" style:family="presentation" style:parent-style-name="ROSMaster1-title">
      <style:graphic-properties fo:min-height="3.256cm"/>
    </style:style>
    <style:style style:name="pr5" style:family="presentation" style:parent-style-name="ROSMaster1-notes">
      <style:graphic-properties draw:fill-color="#ffffff" fo:min-height="12.322cm"/>
    </style:style>
    <style:style style:name="pr6" style:family="presentation" style:parent-style-name="ROSMaster2-title">
      <style:graphic-properties fo:min-height="3.256cm"/>
    </style:style>
    <style:style style:name="pr7" style:family="presentation" style:parent-style-name="ROSMaster2-outline1">
      <style:graphic-properties fo:min-height="13.61cm"/>
    </style:style>
    <style:style style:name="pr8" style:family="presentation" style:parent-style-name="ROSMaster2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'Courier 10 Pitch'" style:font-pitch="fixed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20p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family="'Courier 10 Pitch'" style:font-pitch="fixed" fo:font-size="18pt" style:font-size-asian="24pt" style:font-size-complex="24pt"/>
    </style:style>
    <style:style style:name="T6" style:family="text">
      <style:text-properties fo:font-family="'Courier 10 Pitch'" style:font-pitch="fixed" fo:font-size="15pt" style:font-size-asian="20pt" style:font-size-complex="20pt"/>
    </style:style>
    <style:style style:name="T7" style:family="text">
      <style:text-properties fo:font-family="'Courier 10 Pitch'" style:font-pitch="fixed" fo:font-size="16pt" style:font-size-asian="22pt" style:font-size-complex="22pt"/>
    </style:style>
    <style:style style:name="T8" style:family="text">
      <style:text-properties fo:font-family="'Courier 10 Pitch'" style:font-pitch="fixed" fo:font-size="18pt" style:font-size-asian="18pt" style:font-size-complex="18pt"/>
    </style:style>
    <style:style style:name="T9" style:family="text">
      <style:text-properties fo:font-family="'Courier 10 Pitch'" style:font-pitch="fixed" fo:font-size="20pt" style:font-size-asian="26pt" style:font-size-complex="26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family="'Courier 10 Pitch'" style:font-pitch="fixed" fo:font-size="20pt" style:font-size-asian="20pt" style:font-size-complex="20pt"/>
    </style:style>
    <style:style style:name="T14" style:family="text">
      <style:text-properties fo:font-family="'Courier 10 Pitch'" style:font-pitch="fixed" fo:font-size="20pt" style:font-size-asian="26pt" style:font-size-complex="26pt"/>
    </style:style>
    <style:style style:name="T15" style:family="text">
      <style:text-properties fo:font-family="'Courier 10 Pitch'" style:font-pitch="fixed" fo:font-size="22pt" style:font-size-asian="22pt" style:font-size-complex="22pt"/>
    </style:style>
    <style:style style:name="T16" style:family="text">
      <style:text-properties fo:font-family="'Interstate Mono'" fo:font-size="22pt" style:font-size-asian="22pt" style:font-size-complex="22pt"/>
    </style:style>
    <style:style style:name="T17" style:family="text">
      <style:text-properties fo:font-family="'Courier 10 Pitch'" style:font-pitch="fixed" fo:font-size="22pt" style:font-size-asian="28pt" style:font-size-complex="28pt"/>
    </style:style>
    <style:style style:name="T1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PR2 System Administration</text:span></text:p>
          </draw:text-box>
        </draw:frame>
        <draw:frame draw:style-name="gr2" draw:text-style-name="P3" draw:layer="layout" svg:width="28cm" svg:height="0.988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Overview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hat is the robot</text:p>
              </text:list-item>
              <text:list-item>
                <text:p>Connecting to the robot</text:p>
              </text:list-item>
              <text:list-item>
                <text:p>Visible Devices</text:p>
              </text:list-item>
              <text:list-item>
                <text:p>The Operating System</text:p>
              </text:list-item>
            </text:list>
            <text:list text:continue-numbering="true" text:style-name="L2">
              <text:list-item>
                <text:list>
                  <text:list-item>
                    <text:p>c1 vs. c2</text:p>
                  </text:list-item>
                </text:list>
              </text:list-item>
            </text:list>
            <text:list text:continue-numbering="true" text:style-name="L2">
              <text:list-item>
                <text:p>The robot internal network</text:p>
              </text:list-item>
              <text:list-item>
                <text:p>Administrative tasks</text:p>
              </text:list-item>
              <text:list-item>
                <text:p>Removable drives</text:p>
              </text:list-item>
              <text:list-item>
                <text:p>Wireless</text:p>
              </text:list-item>
              <text:list-item>
                <text:p>Practic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hat is the robot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Two computers:</text:p>
              </text:list-item>
            </text:list>
            <text:list text:continue-numbering="true" text:style-name="L2">
              <text:list-item>
                <text:list>
                  <text:list-item>
                    <text:p>Dual Xeon quad-core</text:p>
                  </text:list-item>
                  <text:list-item>
                    <text:p>24 GB RAM</text:p>
                  </text:list-item>
                  <text:list-item>
                    <text:p>500 GB internal disk</text:p>
                  </text:list-item>
                  <text:list-item>
                    <text:p>1.5 TB removal drive</text:p>
                  </text:list-item>
                  <text:list-item>
                    <text:p>Ubuntu 9.04 (Jaunty Jackalop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obot wireles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There are TWO wireless devices:</text:p>
              </text:list-item>
            </text:list>
            <text:list text:continue-numbering="true" text:style-name="L2">
              <text:list-item>
                <text:list>
                  <text:list-item>
                    <text:p>Wireless client:</text:p>
                    <text:list>
                      <text:list-item>
                        <text:p>Linksys wrt610n</text:p>
                      </text:list-item>
                      <text:list-item>
                        <text:p>Supports wireless N</text:p>
                      </text:list-item>
                      <text:list-item>
                        <text:p>Connects to your building network</text:p>
                      </text:list-item>
                    </text:list>
                  </text:list-item>
                  <text:list-item>
                    <text:p>Wireless Access point</text:p>
                    <text:list>
                      <text:list-item>
                        <text:p>Cradlepoint ctr350</text:p>
                      </text:list-item>
                      <text:list-item>
                        <text:p>Supports wireless G</text:p>
                      </text:list-item>
                      <text:list-item>
                        <text:p>Connect to this with your lapto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necting to the Robot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Local connection:</text:p>
              </text:list-item>
            </text:list>
            <text:list text:continue-numbering="true" text:style-name="L2">
              <text:list-item>
                <text:list>
                  <text:list-item>
                    <text:p>Only involves robot</text:p>
                  </text:list-item>
                  <text:list-item>
                    <text:p>Wired: plug in to the service port</text:p>
                  </text:list-item>
                  <text:list-item>
                    <text:p>Wireless: connect to “robotLAN”</text:p>
                  </text:list-item>
                  <text:list-item>
                    <text:p>DHCP on 10.68.0.0 network</text:p>
                  </text:list-item>
                  <text:list-item>
                    <text:p>ssh to:</text:p>
                    <text:list>
                      <text:list-item>
                        <text:p>10.68.0.1 (c1)</text:p>
                      </text:list-item>
                      <text:list-item>
                        <text:p>10.68.0.2 (c2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Connecting to the Robot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Remote connection:</text:p>
              </text:list-item>
            </text:list>
            <text:list text:continue-numbering="true" text:style-name="L2">
              <text:list-item>
                <text:list>
                  <text:list-item>
                    <text:p>Requires external “basestation”</text:p>
                    <text:list>
                      <text:list-item>
                        <text:p>Runs VPN server</text:p>
                      </text:list-item>
                      <text:list-item>
                        <text:p>We provide: Zareason core2 duo, 4 GB RAM</text:p>
                      </text:list-item>
                      <text:list-item>
                        <text:p><text:s/>A different computer/server could be set up easily</text:p>
                      </text:list-item>
                    </text:list>
                  </text:list-item>
                  <text:list-item>
                    <text:p>Robot initiates VPN connection:</text:p>
                    <text:list>
                      <text:list-item>
                        <text:p>Wireless client</text:p>
                      </text:list-item>
                      <text:list-item>
                        <text:p>WAN port</text:p>
                      </text:list-item>
                    </text:list>
                  </text:list-item>
                  <text:list-item>
                    <text:p>Basestation forwards traffic to the robot:</text:p>
                    <text:list>
                      <text:list-item>
                        <text:p>Can forward from building network directly</text:p>
                      </text:list-item>
                      <text:list-item>
                        <text:p>Can provide select clients with VPN certificat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The Operating System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3"><text:s/></text:span><text:span text:style-name="T3">All computers running 64bit Ubuntu Jaunty</text:span></text:p>
              </text:list-item>
              <text:list-item>
                <text:p><text:span text:style-name="T3"><text:s/></text:span><text:span text:style-name="T3">Most things that work on Ubuntu should work on the robot without much configuration</text:span></text:p>
              </text:list-item>
              <text:list-item>
                <text:p><text:span text:style-name="T3"><text:s/></text:span><text:span text:style-name="T3">There are some fancy things going on:</text:span></text:p>
              </text:list-item>
            </text:list>
            <text:list text:continue-numbering="true" text:style-name="L2">
              <text:list-item>
                <text:list>
                  <text:list-item>
                    <text:p><text:span text:style-name="T3">NFS between computers</text:span></text:p>
                    <text:list>
                      <text:list-item>
                        <text:p><text:span text:style-name="T3">Computer 2 mounts entire OS</text:span></text:p>
                      </text:list-item>
                      <text:list-item>
                        <text:p><text:span text:style-name="T3">Home directories can be on either disk </text:span></text:p>
                      </text:list-item>
                    </text:list>
                  </text:list-item>
                  <text:list-item>
                    <text:p><text:span text:style-name="T3">Some “fancy” routing:</text:span></text:p>
                    <text:list>
                      <text:list-item>
                        <text:p><text:span text:style-name="T3">Iptables and routing policy databas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The default account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The default account on the basestation and the robots is: “pr2admin”</text:p>
              </text:list-item>
              <text:list-item>
                <text:p>The password is: “willow”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C1/C2 Overview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The computer on robot-right is “c1”</text:p>
              </text:list-item>
            </text:list>
            <text:list text:continue-numbering="true" text:style-name="L2">
              <text:list-item>
                <text:list>
                  <text:list-item>
                    <text:p>10.68.0.1</text:p>
                  </text:list-item>
                  <text:list-item>
                    <text:p>Hosts the OS for both computers</text:p>
                  </text:list-item>
                  <text:list-item>
                    <text:p>Does all of the routing</text:p>
                  </text:list-item>
                  <text:list-item>
                    <text:p>Controls switching between WAN and Wireless</text:p>
                  </text:list-item>
                  <text:list-item>
                    <text:p>Any configuration happens on c1</text:p>
                  </text:list-item>
                  <text:list-item>
                    <text:p>Sometimes referred to as “master” or “prX1”</text:p>
                  </text:list-item>
                  <text:list-item>
                    <text:p>Internal disk stores OS (never reformat this unless reinstalling OS)</text:p>
                  </text:list-item>
                  <text:list-item>
                    <text:p>c1:/home available on both machines as /pr/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C1/C2 Overview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The computer on robot-left is “c2”</text:p>
              </text:list-item>
            </text:list>
            <text:list text:continue-numbering="true" text:style-name="L2">
              <text:list-item>
                <text:list>
                  <text:list-item>
                    <text:p>10.68.0.2</text:p>
                  </text:list-item>
                  <text:list-item>
                    <text:p>Mounts the entire file-system from c1:</text:p>
                    <text:list>
                      <text:list-item>
                        <text:p>“/slave” on c1 works as overlay via unionfs-fuse</text:p>
                      </text:list-item>
                    </text:list>
                  </text:list-item>
                  <text:list-item>
                    <text:p>Most of the file-system is read-only:</text:p>
                    <text:list>
                      <text:list-item>
                        <text:p>Exceptions: /var, /tmp, <text:s/>/home</text:p>
                      </text:list-item>
                    </text:list>
                  </text:list-item>
                  <text:list-item>
                    <text:p>Sometimes referred to as “slave” or “prX2”</text:p>
                  </text:list-item>
                  <text:list-item>
                    <text:p>Internal disk stores c2:/home</text:p>
                  </text:list-item>
                  <text:list-item>
                    <text:p>c2:/home available on both machines as /pr/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R2 Internal Network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The internal network of the robot is 10.68.0.0/24</text:p>
              </text:list-item>
            </text:list>
            <text:list text:continue-numbering="true" text:style-name="L2">
              <text:list-item>
                <text:list>
                  <text:list-item>
                    <text:p>c1 is: 10.68.0.1</text:p>
                  </text:list-item>
                  <text:list-item>
                    <text:p>c2 is: 10.68.0.2</text:p>
                  </text:list-item>
                  <text:list-item>
                    <text:p>Wireless router is: 10.68.0.5</text:p>
                  </text:list-item>
                  <text:list-item>
                    <text:p>Basestation is: 10.68.0.6 (when plugged into service port)</text:p>
                  </text:list-item>
                  <text:list-item>
                    <text:p>Wireless Access Point: 10.68.0.250</text:p>
                  </text:list-item>
                </text:list>
              </text:list-item>
            </text:list>
            <text:list text:continue-numbering="true" text:style-name="L2">
              <text:list-item>
                <text:p>Traffic from the VPN (10.68.X.0/16), is NAT'd to 10.68.0.0/24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R2 Internal Network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1 has 7 network interfaces:</text:p>
              </text:list-item>
            </text:list>
            <text:list text:continue-numbering="true" text:style-name="L2">
              <text:list-item>
                <text:list>
                  <text:list-item>
                    <text:p>ecat0: talks to motor control boards</text:p>
                  </text:list-item>
                  <text:list-item>
                    <text:p>lan0: primary internal interface</text:p>
                  </text:list-item>
                  <text:list-item>
                    <text:p>lan1-3: secondary internal interfaces</text:p>
                  </text:list-item>
                  <text:list-item>
                    <text:p>wan0: goes to WAN port on back of robot</text:p>
                  </text:list-item>
                  <text:list-item>
                    <text:p>tun0: goes to basestation over VPN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R2 Internal Network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2 has 2 network interfaces:</text:p>
              </text:list-item>
            </text:list>
            <text:list text:continue-numbering="true" text:style-name="L2">
              <text:list-item>
                <text:list>
                  <text:list-item>
                    <text:p>lan0: primary internal interface</text:p>
                  </text:list-item>
                  <text:list-item>
                    <text:p>lan1: secondary internal interfac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Creating User Accounts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The default account on the robot is: “pr2admin”</text:span></text:p>
              </text:list-item>
              <text:list-item>
                <text:p><text:span text:style-name="T4">New accounts are created with the “adduser” command</text:span></text:p>
                <text:p/>
              </text:list-item>
              <text:list-item>
                <text:p><text:span text:style-name="T4"><text:s/></text:span><text:span text:style-name="T4">Users that need root access get added to “admin” group</text:span></text:p>
                <text:p><text:span text:style-name="T4"/></text:p>
              </text:list-item>
              <text:list-item>
                <text:p><text:span text:style-name="T4">Users that need to install software get added to the “apt” group</text:span></text:p>
                <text:p/>
              </text:list-item>
              <text:list-item>
                <text:p><text:span text:style-name="T4">Users that need to modify ROS settings, robot calibration, etc. get added to the “rosadmin” group</text:span></text:p>
                <text:p/>
              </text:list-item>
            </text:list>
          </draw:text-box>
        </draw:frame>
        <draw:frame draw:style-name="gr4" draw:text-style-name="P5" draw:layer="layout" svg:width="10.795cm" svg:height="1.725cm" svg:x="1.905cm" svg:y="7.8cm">
          <draw:text-box>
            <text:p text:style-name="P4"><text:span text:style-name="T5">$ sudo adduser leibs</text:span></text:p>
            <text:p text:style-name="P4"><text:span text:style-name="T5"/></text:p>
          </draw:text-box>
        </draw:frame>
        <draw:frame draw:style-name="gr5" draw:text-style-name="P5" draw:layer="layout" svg:width="10.789cm" svg:height="1.27cm" svg:x="1.911cm" svg:y="10.595cm">
          <draw:text-box>
            <text:p text:style-name="P4"><text:span text:style-name="T5">$ usermod -a -G admin leibs</text:span></text:p>
          </draw:text-box>
        </draw:frame>
        <draw:frame draw:style-name="gr5" draw:text-style-name="P5" draw:layer="layout" svg:width="10.789cm" svg:height="1.27cm" svg:x="1.911cm" svg:y="13.67cm">
          <draw:text-box>
            <text:p text:style-name="P4"><text:span text:style-name="T5">$ usermod -a -G apt watts</text:span></text:p>
          </draw:text-box>
        </draw:frame>
        <draw:frame draw:style-name="gr5" draw:text-style-name="P5" draw:layer="layout" svg:width="13.97cm" svg:height="1.27cm" svg:x="1.905cm" svg:y="17.345cm">
          <draw:text-box>
            <text:p text:style-name="P4"><text:span text:style-name="T5">$ usermod -a -G rosadmin vpradee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reating User Account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3">User home directories are listed as “/u/name”</text:span></text:p>
              </text:list-item>
              <text:list-item>
                <text:p><text:span text:style-name="T3">“</text:span><text:span text:style-name="T3">/u” actually contains symlinks to /pr/1 or /pr/2</text:span></text:p>
                <text:p><text:span text:style-name="T3"/></text:p>
                <text:p><text:span text:style-name="T3"/></text:p>
              </text:list-item>
              <text:list-item>
                <text:p><text:span text:style-name="T3">A user directory can be moved to c2 by moving the directory and changing the symlink:</text:span></text:p>
              </text:list-item>
            </text:list>
          </draw:text-box>
        </draw:frame>
        <draw:frame draw:style-name="gr6" draw:text-style-name="P5" draw:layer="layout" svg:width="23.913cm" svg:height="3.552cm" svg:x="2.122cm" svg:y="7.878cm">
          <draw:text-box>
            <text:p text:style-name="P4"><text:span text:style-name="T6">$ ls -lh /u</text:span></text:p>
            <text:p text:style-name="P4"><text:span text:style-name="T6">total 4.0K</text:span></text:p>
            <text:p text:style-name="P4"><text:span text:style-name="T6">lrwxrwxrwx 1 root root 11 2010-03-16 17:57 leibs -&gt; /pr/2/leibs</text:span></text:p>
            <text:p text:style-name="P4"><text:span text:style-name="T6">lrwxrwxrwx 1 root root 14 2010-03-16 18:07 pr2admin -&gt; /pr/1/pr2admin</text:span></text:p>
            <text:p text:style-name="P4"><text:span text:style-name="T6">lrwxrwxrwx 1 root root <text:s/>9 2010-03-16 18:04 ros -&gt; /pr/1/ros</text:span></text:p>
          </draw:text-box>
        </draw:frame>
        <draw:frame draw:style-name="gr7" draw:text-style-name="P5" draw:layer="layout" svg:width="15.239cm" svg:height="2.219cm" svg:x="3.175cm" svg:y="14.291cm">
          <draw:text-box>
            <text:p text:style-name="P4"><text:span text:style-name="T7">$ sudo mv /pr/1/leibs /pr/2/leibs</text:span></text:p>
            <text:p text:style-name="P4"><text:span text:style-name="T7">$ sudo rm /u/leibs</text:span></text:p>
            <text:p text:style-name="P4"><text:span text:style-name="T7">$ sudo ln -sf /pr/2/leibs /u/leib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reating User Account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New users will be prompted to generate their ssh-keys the first time they log in.</text:p>
              </text:list-item>
              <text:list-item>
                <text:p>The default .bashrc will source /etc/ros/setup.bash</text:p>
              </text:list-item>
            </text:list>
            <text:list text:continue-numbering="true" text:style-name="L2">
              <text:list-item>
                <text:list>
                  <text:list-item>
                    <text:p>This makes the system-install immediately available to new us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Installing/Upgrading Software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3">We install debs on top of stock Ubuntu:</text:span></text:p>
              </text:list-item>
            </text:list>
            <text:list text:continue-numbering="true" text:style-name="L2">
              <text:list-item>
                <text:list>
                  <text:list-item>
                    <text:p><text:span text:style-name="T4">Available from:</text:span></text:p>
                    <text:list>
                      <text:list-header>
                        <text:p><text:span text:style-name="T8">http://code.ros.org/packages/pr2/ubuntu jaunty main</text:span></text:p>
                      </text:list-header>
                    </text:list>
                  </text:list-item>
                  <text:list-item>
                    <text:p><text:span text:style-name="T4">Main deb: “pr2-environment”</text:span></text:p>
                  </text:list-item>
                  <text:list-item>
                    <text:p><text:span text:style-name="T4">“</text:span><text:span text:style-name="T4">pr2-core” depends on ros-boxturtle-pr2all</text:span></text:p>
                  </text:list-item>
                </text:list>
              </text:list-item>
            </text:list>
            <text:list text:continue-numbering="true" text:style-name="L2">
              <text:list-item>
                <text:p><text:span text:style-name="T3">To upgrade:</text:span></text:p>
              </text:list-item>
            </text:list>
            <text:list text:continue-numbering="true" text:style-name="L2">
              <text:list-item>
                <text:list>
                  <text:list-header>
                    <text:p><text:span text:style-name="T9">$ sudo apt-get update</text:span></text:p>
                    <text:p><text:span text:style-name="T9">$ sudo apt-get dist-upgrade</text:span><text:line-break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/etc/ro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The robots and basestation make use of /etc/ros for configuration:</text:p>
              </text:list-item>
            </text:list>
            <text:list text:continue-numbering="true" text:style-name="L2">
              <text:list-item>
                <text:list>
                  <text:list-item>
                    <text:p>Applies to system-wide default ROS config</text:p>
                  </text:list-item>
                  <text:list-item>
                    <text:p>Source using:</text:p>
                    <text:list>
                      <text:list-item>
                        <text:p>/etc/ros/setup.bash</text:p>
                      </text:list-item>
                      <text:list-item>
                        <text:p>/etc/ros/setup.sh</text:p>
                      </text:list-item>
                    </text:list>
                  </text:list-item>
                  <text:list-item>
                    <text:p>/etc/ros/env: mapped to environment variables for system-wide default ROS configuration</text:p>
                  </text:list-item>
                  <text:list-item>
                    <text:p>Start robot with:</text:p>
                    <text:list>
                      <text:list-item>
                        <text:p>roslaunch /etc/ros/robot.launc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Useful admin command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0">pr2-systemcheck</text:span></text:p>
              </text:list-item>
            </text:list>
            <text:list text:continue-numbering="true" text:style-name="L2">
              <text:list-item>
                <text:list>
                  <text:list-item>
                    <text:p><text:span text:style-name="T11">Runs a full set of tests across c1 and c2 which verify the system is setup and functioning</text:span></text:p>
                  </text:list-item>
                  <text:list-item>
                    <text:p><text:span text:style-name="T11">This should be the first test if the computers do not appear to be working correctly</text:span></text:p>
                  </text:list-item>
                  <text:list-item>
                    <text:p><text:span text:style-name="T11">NOTE: If possible you should always run this with sudo</text:span></text:p>
                  </text:list-item>
                </text:list>
              </text:list-item>
            </text:list>
            <text:list text:continue-numbering="true" text:style-name="L2">
              <text:list-item>
                <text:p><text:span text:style-name="T10">pr2-shutdown</text:span></text:p>
              </text:list-item>
            </text:list>
            <text:list text:continue-numbering="true" text:style-name="L2">
              <text:list-item>
                <text:list>
                  <text:list-item>
                    <text:p><text:span text:style-name="T11">This command can be used to shutdown both computers.</text:span></text:p>
                  </text:list-item>
                </text:list>
              </text:list-item>
            </text:list>
          </draw:text-box>
        </draw:frame>
        <draw:frame draw:style-name="gr7" draw:text-style-name="P5" draw:layer="layout" svg:width="15.239cm" svg:height="2.219cm" svg:x="3.81cm" svg:y="14.926cm">
          <draw:text-box>
            <text:p text:style-name="P4"><text:span text:style-name="T7">$ sudo pr2-shutdown</text:span></text:p>
            <text:p text:style-name="P4"><text:span text:style-name="T7">$ sudo pr2-shutdown --reboot</text:span></text:p>
            <text:p text:style-name="P4"><text:span text:style-name="T7">$ sudo pr2-shutdown --reboot --netboo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Useful admin commands</text:p>
          </draw:text-box>
        </draw:frame>
        <draw:frame presentation:style-name="ROSMaster1-outline1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10">pr2-brand</text:span></text:p>
              </text:list-item>
            </text:list>
            <text:list text:continue-numbering="true" text:style-name="L2">
              <text:list-item>
                <text:list>
                  <text:list-item>
                    <text:p text:style-name="P6"><text:span text:style-name="T12">This changes the name of the robot and target basestation:</text:span><text:span text:style-name="T12"><text:line-break/></text:span><text:span text:style-name="T12"><text:line-break/></text:span><text:span text:style-name="T8">$ sudo pr2-brand robotname c1name c2name 192.168.1.100</text:span></text:p>
                    <text:p text:style-name="P6"><text:span text:style-name="T12"/></text:p>
                  </text:list-item>
                </text:list>
              </text:list-item>
            </text:list>
            <text:list text:continue-numbering="true" text:style-name="L2">
              <text:list-item>
                <text:p text:style-name="P6"><text:span text:style-name="T10">formatdisk</text:span></text:p>
              </text:list-item>
            </text:list>
            <text:list text:continue-numbering="true" text:style-name="L2">
              <text:list-item>
                <text:list>
                  <text:list-item>
                    <text:p text:style-name="P6"><text:span text:style-name="T12">Partitions and formats a disk on the robot.</text:span><text:span text:style-name="T12"><text:line-break/></text:span><text:span text:style-name="T12"><text:line-break/></text:span><text:span text:style-name="T13">$ sudo formatdisk /dev/removable</text:span><text:span text:style-name="T13"><text:line-break/></text:span><text:span text:style-name="T13">$ sudo formatdisk /dev/sd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Useful admin command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4">sendhwlog</text:span></text:p>
              </text:list-item>
            </text:list>
            <text:list text:continue-numbering="true" text:style-name="L2">
              <text:list-item>
                <text:list>
                  <text:list-item>
                    <text:p><text:span text:style-name="T10">This command is used to send the contents of “/hwlog” back to Willow Garage. <text:s/>By default it is run daily via cron.</text:span><text:span text:style-name="T10"><text:line-break/></text:span><text:span text:style-name="T10"/></text:p>
                    <text:list>
                      <text:list-item>
                        <text:p><text:span text:style-name="T12">sends logs to the basestation</text:span></text:p>
                      </text:list-item>
                    </text:list>
                    <text:p/>
                    <text:list>
                      <text:list-item>
                        <text:p><text:span text:style-name="T12">sends logs directly to Willow Garag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5" draw:layer="layout" svg:width="19.049cm" svg:height="1.073cm" svg:x="3.176cm" svg:y="9.525cm">
          <draw:text-box>
            <text:p text:style-name="P4"><text:span text:style-name="T14">$ sendhwlog</text:span></text:p>
          </draw:text-box>
        </draw:frame>
        <draw:frame draw:style-name="gr7" draw:text-style-name="P5" draw:layer="layout" svg:width="19.049cm" svg:height="1.073cm" svg:x="3.176cm" svg:y="12.065cm">
          <draw:text-box>
            <text:p text:style-name="P4"><text:span text:style-name="T14">$ sendhwlog --w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hrony</text:p>
          </draw:text-box>
        </draw:frame>
        <draw:frame presentation:style-name="ROSMaster1-outline1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1">We use chrony to do time-synchronization between the basestation and robot computers</text:span></text:p>
              </text:list-item>
            </text:list>
            <text:list text:continue-numbering="true" text:style-name="L2">
              <text:list-item>
                <text:list>
                  <text:list-item>
                    <text:p><text:span text:style-name="T11">Sometimes chrony ends up misconfigured, best solution is to restart all 3 chrony servers.</text:span></text:p>
                  </text:list-item>
                  <text:list-item>
                    <text:p><text:span text:style-name="T11">On, basestation, then C1, then C2:</text:span><text:span text:style-name="T11"><text:line-break/></text:span><text:span text:style-name="T11"><text:line-break/></text:span><text:span text:style-name="T15">$ sudo /etc/init.d/chrony restart</text:span><text:span text:style-name="T15"><text:line-break/></text:span><text:span text:style-name="T15"/></text:p>
                  </text:list-item>
                  <text:list-item>
                    <text:p><text:span text:style-name="T16">You should see:</text:span></text:p>
                    <text:p><text:span text:style-name="T15">Restarting time daemon: chronyd is running and online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movable Drive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4">The robots come with 2 removable drives </text:span></text:p>
              </text:list-item>
              <text:list-item>
                <text:p><text:span text:style-name="T4">Disks plugged into these will show up as:</text:span><text:span text:style-name="T4"><text:line-break/></text:span><text:span text:style-name="T4">/dev/removable</text:span></text:p>
              </text:list-item>
              <text:list-item>
                <text:p><text:span text:style-name="T4">If the drive is not formatted yet, use “formatdisk” to do so.</text:span></text:p>
              </text:list-item>
              <text:list-item>
                <text:p><text:span text:style-name="T4">fstab is set up to mount /dev/removable1 at /removable, so users just need to run:</text:span></text:p>
                <text:p><text:span text:style-name="T4"/></text:p>
              </text:list-item>
              <text:list-item>
                <text:p><text:span text:style-name="T4">Each removable drive is only accessible from the computer it is plugged into</text:span></text:p>
              </text:list-item>
            </text:list>
          </draw:text-box>
        </draw:frame>
        <draw:frame draw:style-name="gr7" draw:text-style-name="P5" draw:layer="layout" svg:width="15.239cm" svg:height="1.153cm" svg:x="2.54cm" svg:y="14.087cm">
          <draw:text-box>
            <text:p text:style-name="P4"><text:span text:style-name="T17">$ mount /removabl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Wireless Router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0">The PR2 comes with a linksys wrt610n router</text:span></text:p>
              </text:list-item>
            </text:list>
            <text:list text:continue-numbering="true" text:style-name="L2">
              <text:list-item>
                <text:list>
                  <text:list-item>
                    <text:p><text:span text:style-name="T11">It uses this router to connect up to your building wireless</text:span></text:p>
                  </text:list-item>
                </text:list>
              </text:list-item>
            </text:list>
            <text:list text:continue-numbering="true" text:style-name="L2">
              <text:list-item>
                <text:p><text:span text:style-name="T10">To configure it, connect to the service port and point a web-browser to: 10.68.0.5</text:span></text:p>
              </text:list-item>
            </text:list>
            <text:list text:continue-numbering="true" text:style-name="L2">
              <text:list-item>
                <text:list>
                  <text:list-item>
                    <text:p><text:span text:style-name="T11">The default login is root/willow</text:span></text:p>
                  </text:list-item>
                </text:list>
              </text:list-item>
            </text:list>
            <text:list text:continue-numbering="true" text:style-name="L2">
              <text:list-item>
                <text:p><text:span text:style-name="T10"><text:s/></text:span><text:span text:style-name="T10">You will want to configure one of the 2 radios to connect up to the appropriate ESSID for your network in client mode</text:span></text:p>
              </text:list-item>
            </text:list>
            <text:list text:continue-numbering="true" text:style-name="L2">
              <text:list-item>
                <text:list>
                  <text:list-item>
                    <text:p><text:span text:style-name="T10">NOTE: You should never put this router in AP m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Wireless Access Point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2">The robot also comes with its own WAP</text:span></text:p>
              </text:list-item>
              <text:list-item>
                <text:p><text:span text:style-name="T12">To configure it, connect to the service port and point a web-browser to: 10.68.0.250</text:span></text:p>
              </text:list-item>
            </text:list>
            <text:list text:continue-numbering="true" text:style-name="L2">
              <text:list-item>
                <text:list>
                  <text:list-item>
                    <text:p><text:span text:style-name="T18">The default login is root/willow</text:span></text:p>
                  </text:list-item>
                  <text:list-item>
                    <text:p><text:span text:style-name="T18">Specify the ESSID and security settings </text:span></text:p>
                  </text:list-item>
                </text:list>
              </text:list-item>
            </text:list>
            <text:list text:continue-numbering="true" text:style-name="L2">
              <text:list-item>
                <text:p><text:span text:style-name="T12">Be careful enabling / providing access to this WAP:</text:span></text:p>
              </text:list-item>
            </text:list>
            <text:list text:continue-numbering="true" text:style-name="L2">
              <text:list-item>
                <text:list>
                  <text:list-item>
                    <text:p><text:span text:style-name="T12">Anyone on the robot local network is being NAT'd back onto your building network via c1 and basestation</text:span></text:p>
                  </text:list-item>
                  <text:list-item>
                    <text:p><text:span text:style-name="T12">This is potentially a security risk</text:span></text:p>
                  </text:list-item>
                  <text:list-item>
                    <text:p><text:span text:style-name="T12">We recommend disabling the WAP except for when you explicitly need 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This week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Software-wise, feel free to do what you want. <text:s/>These are your computers.</text:p>
              </text:list-item>
              <text:list-item>
                <text:p>Please leave default passwords:</text:p>
              </text:list-item>
            </text:list>
            <text:list text:continue-numbering="true" text:style-name="L2">
              <text:list-item>
                <text:list>
                  <text:list-item>
                    <text:p>Pr2admin account:</text:p>
                  </text:list-item>
                  <text:list-item>
                    <text:p>Wireless router</text:p>
                  </text:list-item>
                  <text:list-item>
                    <text:p>Wireless client</text:p>
                  </text:list-item>
                </text:list>
              </text:list-item>
            </text:list>
            <text:list text:continue-numbering="true" text:style-name="L2">
              <text:list-item>
                <text:p>We may have to wipe computers before they are shipped:</text:p>
              </text:list-item>
            </text:list>
            <text:list text:continue-numbering="true" text:style-name="L2">
              <text:list-item>
                <text:list>
                  <text:list-item>
                    <text:p>Back up all your work before you leave on frid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here To Get More Help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3">Everything covered here should be mentioned in the PR2 Manual</text:span></text:p>
              </text:list-item>
              <text:list-item>
                <text:p><text:span text:style-name="T3">http://support.willowgarage.com contains additional FAQ information</text:span></text:p>
              </text:list-item>
              <text:list-item>
                <text:p><text:span text:style-name="T3">Mailing list:</text:span></text:p>
              </text:list-item>
            </text:list>
            <text:list text:continue-numbering="true" text:style-name="L2">
              <text:list-item>
                <text:list>
                  <text:list-item>
                    <text:p><text:span text:style-name="T3">pr2-admin@lists.willowgarage.c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ROSMaster2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ractice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Login to the pr2admin account</text:p>
              </text:list-item>
              <text:list-item>
                <text:p>Create a new user</text:p>
              </text:list-item>
              <text:list-item>
                <text:p>Create a new admin user</text:p>
              </text:list-item>
              <text:list-item>
                <text:p>Update the robot software</text:p>
              </text:list-item>
              <text:list-item>
                <text:p>Format the internal disk on c2</text:p>
              </text:list-item>
              <text:list-item>
                <text:p>Move one of the users home directories</text:p>
              </text:list-item>
              <text:list-item>
                <text:p>Set up the cradlepoint with a new ESSID</text:p>
              </text:list-item>
              <text:list-item>
                <text:p>Run pr2-systemcheck</text:p>
              </text:list-item>
              <text:list-item>
                <text:p>Add a file to etc on c2</text:p>
              </text:list-item>
              <text:list-item>
                <text:p>Reboot the robo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code" style:family="graphic">
      <style:paragraph-properties style:text-autospace="none"/>
      <style:text-properties fo:font-family="'Nimbus Roman No9 L', 'Times New Roman'" style:font-family-generic="roman" style:font-pitch="variable" fo:font-size="12pt" fo:language="en" fo:country="US" style:language-asian="en" style:country-asian="US" style:font-family-complex="'Nimbus Roman No9 L', 'Times New Roman'" style:font-family-generic-complex="roman" style:font-pitch-complex="variable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Master1-outline1" style:family="presentation">
      <style:graphic-properties draw:stroke="none" draw:fill="none" draw:auto-grow-height="false" draw:fit-to-size="shrink-to-fit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Master2-outline1" style:family="presentation">
      <style:graphic-properties draw:stroke="none" draw:fill="none" draw:auto-grow-height="false" draw:fit-to-size="shrink-to-fit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utorialtemplate-outline1" style:family="presentation">
      <style:graphic-properties draw:stroke="none" draw:fill="none" draw:auto-grow-height="false" draw:fit-to-size="shrink-to-fit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3.262cm" svg:height="0.831cm" svg:x="24.497cm" svg:y="19.939cm">
        <draw:text-box>
          <text:p><text:span text:style-name="MT2"><text:page-number>&lt;number&gt;</text:page-number></text:span></text:p>
        </draw:text-box>
      </draw:frame>
      <draw:frame draw:style-name="Mgr5" draw:text-style-name="MP5" draw:layer="backgroundobjects" svg:width="12.101cm" svg:height="0.831cm" svg:x="14.569cm" svg:y="19.947cm">
        <draw:text-box>
          <text:p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3.262cm" svg:height="0.831cm" svg:x="24.497cm" svg:y="19.94cm">
        <draw:text-box>
          <text:p><text:span text:style-name="MT2"><text:page-number>&lt;number&gt;</text:page-number></text:span></text:p>
        </draw:text-box>
      </draw:frame>
      <draw:frame draw:style-name="Mgr5" draw:text-style-name="MP5" draw:layer="backgroundobjects" svg:width="12.101cm" svg:height="0.831cm" svg:x="14.569cm" svg:y="19.948cm">
        <draw:text-box>
          <text:p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16T09:08:13</meta:creation-date>
    <meta:editing-duration>PT19H05M00S</meta:editing-duration>
    <meta:editing-cycles>113</meta:editing-cycles>
    <meta:generator>OpenOffice.org/3.1$Unix OpenOffice.org_project/310m19$Build-9420</meta:generator>
    <meta:initial-creator>Jeremy Leibs</meta:initial-creator>
    <dc:date>2010-05-24T09:24:00</dc:date>
    <dc:creator>Jeremy Leibs</dc:creator>
    <meta:document-statistic meta:object-count="172"/>
    <meta:template xlink:type="simple" xlink:actuate="onRequest" xlink:title="tutorialtemplate" xlink:href="../tutorialtemplate.otp" meta:date="2010-03-16T09:08:13"/>
  </office:meta>
</office:document-meta>
</file>